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 style:master-page-name="Standard">
      <style:paragraph-properties fo:margin-top="0cm" fo:margin-bottom="0cm" loext:contextual-spacing="false"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ie</text:p>
      <text:p text:style-name="P1">Semaine 1</text:p>
      <text:p text:style-name="P1">Jour 1</text:p>
      <text:p text:style-name="P1"/>
      <text:p text:style-name="P1">Yal </text:p>
      <text:p text:style-name="P1"/>
      <text:p text:style-name="P1"/>
      <text:p text:style-name="P1">jour 2</text:p>
      <text:p text:style-name="P1">“lançage” du code YL</text:p>
      <text:p text:style-name="P1"/>
      <text:p text:style-name="P1">Jour 3</text:p>
      <text:p text:style-name="P1"/>
      <text:p text:style-name="P1">installer bash linux sur windows</text:p>
      <text:p text:style-name="P1">python</text:p>
      <text:p text:style-name="P1">test class + - * </text:p>
      <text:p text:style-name="P1"/>
      <text:p text:style-name="P1">Jour 4</text:p>
      <text:p text:style-name="P1"/>
      <text:p text:style-name="P1">YAL</text:p>
      <text:p text:style-name="P1"/>
      <text:p text:style-name="P1">instaler linux</text:p>
      <text:p text:style-name="P1">lire</text:p>
      <text:p text:style-name="P1"/>
      <text:p text:style-name="P1">Jour 5</text:p>
      <text:p text:style-name="P1"/>
      <text:p text:style-name="P1">regarder le code tester vite fait</text:p>
      <text:p text:style-name="P1"/>
      <text:p text:style-name="P1"/>
      <text:p text:style-name="P1"/>
      <text:p text:style-name="P1">Semaine 2</text:p>
      <text:p text:style-name="P1"/>
      <text:p text:style-name="P1">Jour 1 </text:p>
      <text:p text:style-name="P1"/>
      <text:p text:style-name="P1">rapoort</text:p>
      <text:p text:style-name="P1"/>
      <text:p text:style-name="P1"/>
      <text:p text:style-name="P1">Jour 3 mercredi</text:p>
      <text:p text:style-name="P1"/>
      <text:p text:style-name="P1">commencement du moteur / arrive à retrouver une correction deja presente dans la base</text:p>
      <text:p text:style-name="P1">reflexivité faite </text:p>
      <text:p text:style-name="P1"/>
      <text:p text:style-name="P1">Jour 4 &amp; 5</text:p>
      <text:p text:style-name="P1">Arrive a corriger des phrases dont la structure est la meme</text:p>
      <text:p text:style-name="P1"/>
      <text:p text:style-name="P1"/>
      <text:p text:style-name="P1"/>
      <text:p text:style-name="P1"/>
      <text:p text:style-name="P1"/>
      <text:p text:style-name="P1"><text:soft-page-break/>Semaine 3</text:p>
      <text:p text:style-name="P1"/>
      <text:p text:style-name="P1">Jour 1</text:p>
      <text:p text:style-name="P1">presentation travail</text:p>
      <text:p text:style-name="P1"/>
      <text:p text:style-name="P1">Jour 2</text:p>
      <text:p text:style-name="P1">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4T10:09:04.143675121</dc:date>
    <meta:editing-duration>PT19S</meta:editing-duration>
    <meta:editing-cycles>1</meta:editing-cycles>
    <meta:document-statistic meta:table-count="0" meta:image-count="0" meta:object-count="0" meta:page-count="2" meta:paragraph-count="29" meta:word-count="87" meta:character-count="429" meta:non-whitespace-character-count="367"/>
    <meta:generator>LibreOffice/5.1.6.2$Linux_X86_64 LibreOffice_project/10m0$Build-2</meta:generator>
  </office:meta>
</office:document-meta>
</file>